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default-cell-style-name="ce1" table:visibility="collapse"/>
        <table:table-column table:style-name="co4" table:number-columns-repeated="16380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office:value-type="string" table:style-name="ce3">
            <text:p>кратн</text:p>
          </table:table-cell>
          <table:table-cell office:value-type="string" table:style-name="ce3">
            <text:p>вес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19 <text:s/>Колбаса Докторская Особая ТМ Особый рецепт, ВЕС <text:s/>ПОКОМ, кг</text:p>
          </table:table-cell>
          <table:table-cell office:value-type="float" office:value="500" table:style-name="ce5">
            <text:p>500</text:p>
          </table:table-cell>
          <table:table-cell office:value-type="float" office:value="171.42" table:style-name="ce5">
            <text:p>171,42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B2]*[.D2]" table:style-name="ce1">
            <text:p>5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58 <text:s/>Колбаса Докторская Особая ТМ Особый рецепт, <text:s/>0,5кг, ПОКОМ, шт</text:p>
          </table:table-cell>
          <table:table-cell table:style-name="ce5"/>
          <table:table-cell office:value-type="float" office:value="107.34" table:style-name="ce5">
            <text:p>107,3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230 <text:s/>Колбаса Молочная Особая ТМ Особый рецепт, п/а, ВЕС. ПОКОМ, кг</text:p>
          </table:table-cell>
          <table:table-cell office:value-type="float" office:value="100" table:style-name="ce5">
            <text:p>100</text:p>
          </table:table-cell>
          <table:table-cell office:value-type="float" office:value="171.43" table:style-name="ce5">
            <text:p>171,43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4]*[.D4]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01 <text:s/>Ветчина Нежная ТМ Особый рецепт, (2,5кг), ПОКОМ, кг</text:p>
          </table:table-cell>
          <table:table-cell office:value-type="float" office:value="400" table:style-name="ce5">
            <text:p>400</text:p>
          </table:table-cell>
          <table:table-cell office:value-type="float" office:value="232.55" table:style-name="ce5">
            <text:p>232,55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B5]*[.D5]" table:style-name="ce1">
            <text:p>4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43 <text:s/>Ветчина Нежная ТМ Особый рецепт, п/а, 0,4кг <text:s text:c="3"/>ПОКОМ, шт</text:p>
          </table:table-cell>
          <table:table-cell table:style-name="ce5"/>
          <table:table-cell office:value-type="float" office:value="116.06" table:style-name="ce5">
            <text:p>116,0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235 <text:s/>Колбаса Особая ТМ Особый рецепт, ВЕС, ТМ Стародворье ПОКОМ, кг</text:p>
          </table:table-cell>
          <table:table-cell office:value-type="float" office:value="90" table:style-name="ce5">
            <text:p>90</text:p>
          </table:table-cell>
          <table:table-cell office:value-type="float" office:value="171.66" table:style-name="ce5">
            <text:p>171,66</text:p>
          </table:table-cell>
          <table:table-cell office:value-type="float" office:value="1" table:style-name="ce1">
            <text:p>1</text:p>
          </table:table-cell>
          <table:table-cell office:value-type="float" office:value="90" table:formula="of:=[.B7]*[.D7]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68 <text:s/>Колбаса Особая ТМ Особый рецепт, 0,5 кг, ПОКОМ, шт</text:p>
          </table:table-cell>
          <table:table-cell table:style-name="ce5"/>
          <table:table-cell office:value-type="float" office:value="102.23" table:style-name="ce5">
            <text:p>102,2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005 <text:s/>Колбаса Докторская ГОСТ, Вязанка вектор,ВЕС. ПОКОМ, кг</text:p>
          </table:table-cell>
          <table:table-cell office:value-type="float" office:value="30" table:style-name="ce5">
            <text:p>30</text:p>
          </table:table-cell>
          <table:table-cell office:value-type="float" office:value="289.43" table:style-name="ce5">
            <text:p>289,43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9]*[.D9]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06 <text:s/>Колбаса Докторская Классическая Вязанка вектор,ВЕС. ПОКОМ, кг (Классическая)</text:p>
          </table:table-cell>
          <table:table-cell table:style-name="ce5"/>
          <table:table-cell office:value-type="float" office:value="256.44" table:style-name="ce5">
            <text:p>256,44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23 <text:s/>Колбаса Докторская ГОСТ, Вязанка вектор, 0,4 кг, ПОКОМ, шт</text:p>
          </table:table-cell>
          <table:table-cell table:style-name="ce5"/>
          <table:table-cell office:value-type="float" office:value="165.81" table:style-name="ce5">
            <text:p>165,81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02 <text:s text:c="2"/>Колб. Молоч. стародворская, Вязанка вектор, ВЕС. ПОКОМ, кг</text:p>
          </table:table-cell>
          <table:table-cell table:style-name="ce5"/>
          <table:table-cell office:value-type="float" office:value="264.61" table:style-name="ce5">
            <text:p>264,61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25 <text:s/>Колбаса Молочная стародворская, Вязанка вектор 0,5 кг,ПОКОМ, шт</text:p>
          </table:table-cell>
          <table:table-cell table:style-name="ce5"/>
          <table:table-cell office:value-type="float" office:value="157.44999999999999" table:style-name="ce5">
            <text:p>157,45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01 <text:s text:c="2"/>Ветчина Столичная Вязанка, вектор, ВЕС.ПОКОМ, кг</text:p>
          </table:table-cell>
          <table:table-cell table:style-name="ce5"/>
          <table:table-cell office:value-type="float" office:value="273.33999999999997" table:style-name="ce5">
            <text:p>273,34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20 <text:s/>Ветчина Столичная Вязанка, вектор 0.5кг, ПОКОМ, шт</text:p>
          </table:table-cell>
          <table:table-cell table:style-name="ce5"/>
          <table:table-cell office:value-type="float" office:value="185.21" table:style-name="ce5">
            <text:p>185,21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04 <text:s text:c="2"/>Колбаса Вязанка со шпиком, вектор ВЕС, ПОКОМ, кг</text:p>
          </table:table-cell>
          <table:table-cell table:style-name="ce5"/>
          <table:table-cell office:value-type="float" office:value="277.12" table:style-name="ce5">
            <text:p>277,12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22 <text:s/>Колбаса Вязанка со шпиком, вектор 0,5кг, ПОКОМ, шт</text:p>
          </table:table-cell>
          <table:table-cell table:style-name="ce5"/>
          <table:table-cell office:value-type="float" office:value="164.87" table:style-name="ce5">
            <text:p>164,87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37 <text:s/>Колбаса Русская по-стародворски, ВЕС. <text:s/>ПОКОМ, кг</text:p>
          </table:table-cell>
          <table:table-cell table:style-name="ce5"/>
          <table:table-cell office:value-type="float" office:value="208.09" table:style-name="ce5">
            <text:p>208,09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20 <text:s/>Колбаса Докторская по-стародворски, амифлекс, ВЕС, <text:s text:c="2"/>ПОКОМ, кг</text:p>
          </table:table-cell>
          <table:table-cell table:style-name="ce5"/>
          <table:table-cell office:value-type="float" office:value="206.11" table:style-name="ce5">
            <text:p>206,1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059 <text:s/>Колбаса Докторская по-стародворски <text:s/>0.5 кг, ПОКОМ, шт</text:p>
          </table:table-cell>
          <table:table-cell office:value-type="float" office:value="20" table:style-name="ce5">
            <text:p>20</text:p>
          </table:table-cell>
          <table:table-cell office:value-type="float" office:value="113.74" table:style-name="ce5">
            <text:p>113,74</text:p>
          </table:table-cell>
          <table:table-cell office:value-type="float" office:value="0.5" table:style-name="ce1">
            <text:p>0,5</text:p>
          </table:table-cell>
          <table:table-cell office:value-type="float" office:value="10" table:formula="of:=[.B20]*[.D20]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22 <text:s/>Колбаса Докторская стародворская, ВЕС, ВсхЗв <text:s text:c="2"/>ПОКОМ, кг</text:p>
          </table:table-cell>
          <table:table-cell office:value-type="float" office:value="20" table:style-name="ce5">
            <text:p>20</text:p>
          </table:table-cell>
          <table:table-cell office:value-type="float" office:value="235.67" table:style-name="ce5">
            <text:p>235,67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1]*[.D21]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00 <text:s/>Ветчина Дугушка ТМ Стародворье, вектор в/у <text:s text:c="3"/>ПОКОМ, кг</text:p>
          </table:table-cell>
          <table:table-cell office:value-type="float" office:value="100" table:style-name="ce5">
            <text:p>100</text:p>
          </table:table-cell>
          <table:table-cell office:value-type="float" office:value="235.78" table:style-name="ce5">
            <text:p>235,78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22]*[.D22]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5">
            <text:p>150</text:p>
          </table:table-cell>
          <table:table-cell office:value-type="float" office:value="199.71" table:style-name="ce5">
            <text:p>199,71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B23]*[.D23]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0" table:style-name="ce5">
            <text:p>20</text:p>
          </table:table-cell>
          <table:table-cell office:value-type="float" office:value="260.42" table:style-name="ce5">
            <text:p>260,42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4]*[.D24]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0" table:style-name="ce5">
            <text:p>20</text:p>
          </table:table-cell>
          <table:table-cell office:value-type="float" office:value="248.73" table:style-name="ce5">
            <text:p>248,73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5]*[.D25]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0" table:style-name="ce5">
            <text:p>20</text:p>
          </table:table-cell>
          <table:table-cell office:value-type="float" office:value="246.26" table:style-name="ce5">
            <text:p>246,26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26]*[.D26]" table:style-name="ce1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34 <text:s/>Колбаса Нежная, п/а, ВЕС, ТМ КОЛБАСНЫЙ СТАНДАРТ ВсхЗв ПОКОМ, кг</text:p>
          </table:table-cell>
          <table:table-cell office:value-type="float" office:value="70" table:style-name="ce5">
            <text:p>70</text:p>
          </table:table-cell>
          <table:table-cell office:value-type="float" office:value="135.76" table:style-name="ce5">
            <text:p>135,76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27]*[.D27]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03 <text:s text:c="2"/>Колбаса Вязанка с индейкой, вектор ВЕС, ПОКОМ, кг</text:p>
          </table:table-cell>
          <table:table-cell table:style-name="ce5"/>
          <table:table-cell office:value-type="float" office:value="283.94" table:style-name="ce5">
            <text:p>283,94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40 <text:s/>Колбаса Салями охотничья, ВЕС. ПОКОМ, кг</text:p>
          </table:table-cell>
          <table:table-cell table:style-name="ce5"/>
          <table:table-cell office:value-type="float" office:value="577.07000000000005" table:style-name="ce5">
            <text:p>577,07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013 <text:s/>Сардельки Вязанка Стародворские NDX, ВЕС. <text:s/>ПОКОМ, кг</text:p>
          </table:table-cell>
          <table:table-cell table:style-name="ce5"/>
          <table:table-cell office:value-type="float" office:value="268.23" table:style-name="ce5">
            <text:p>268,23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47 <text:s/>Сардельки Нежные, ВЕС. <text:s/>ПОКОМ, кг</text:p>
          </table:table-cell>
          <table:table-cell table:style-name="ce5"/>
          <table:table-cell office:value-type="float" office:value="239.2" table:style-name="ce5">
            <text:p>239,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016 <text:s/>Сосиски Вязанка Молочные, Вязанка вискофан <text:s/>ВЕС.ПОКОМ, кг</text:p>
          </table:table-cell>
          <table:table-cell office:value-type="float" office:value="25" table:style-name="ce5">
            <text:p>25</text:p>
          </table:table-cell>
          <table:table-cell office:value-type="float" office:value="260.08" table:style-name="ce5">
            <text:p>260,08</text:p>
          </table:table-cell>
          <table:table-cell office:value-type="float" office:value="1" table:style-name="ce1">
            <text:p>1</text:p>
          </table:table-cell>
          <table:table-cell office:value-type="float" office:value="25" table:formula="of:=[.B32]*[.D32]" table:style-name="ce1">
            <text:p>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0" table:style-name="ce5">
            <text:p>10</text:p>
          </table:table-cell>
          <table:table-cell office:value-type="float" office:value="287.32" table:style-name="ce5">
            <text:p>287,32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B33]*[.D33]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40" table:style-name="ce5">
            <text:p>40</text:p>
          </table:table-cell>
          <table:table-cell office:value-type="float" office:value="280.47000000000003" table:style-name="ce5">
            <text:p>280,47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B34]*[.D34]" table:style-name="ce1">
            <text:p>4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10" table:style-name="ce5">
            <text:p>10</text:p>
          </table:table-cell>
          <table:table-cell office:value-type="float" office:value="283.89999999999998" table:style-name="ce5">
            <text:p>283,9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B35]*[.D35]" table:style-name="ce1">
            <text:p>1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265 <text:s/>Колбаса Балыкбургская, ВЕС, ТМ Баварушка <text:s/>ПОКОМ, кг</text:p>
          </table:table-cell>
          <table:table-cell table:style-name="ce5"/>
          <table:table-cell office:value-type="float" office:value="287.32" table:style-name="ce5">
            <text:p>287,32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43 <text:s/>Колбаса Сервелат Зернистый, ВЕС. <text:s/>ПОКОМ, кг</text:p>
          </table:table-cell>
          <table:table-cell table:style-name="ce5"/>
          <table:table-cell office:value-type="float" office:value="292.77" table:style-name="ce5">
            <text:p>292,7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244 <text:s/>Колбаса Сервелат Кремлевский, ВЕС. ПОКОМ, кг</text:p>
          </table:table-cell>
          <table:table-cell office:value-type="float" office:value="50" table:style-name="ce5">
            <text:p>50</text:p>
          </table:table-cell>
          <table:table-cell office:value-type="float" office:value="270.8" table:style-name="ce5">
            <text:p>270,8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38]*[.D38]" table:style-name="ce1">
            <text:p>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270 <text:s/>Колбаса Сервелат Филейный ТМ Особый Рецепт, ВЕС. ПОКОМ, кг</text:p>
          </table:table-cell>
          <table:table-cell table:style-name="ce5"/>
          <table:table-cell office:value-type="float" office:value="246.93" table:style-name="ce5">
            <text:p>246,93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71 <text:s/>Колбаса Сервелат Левантский ТМ Особый Рецепт, ВЕС. ПОКОМ, кг</text:p>
          </table:table-cell>
          <table:table-cell table:style-name="ce5"/>
          <table:table-cell office:value-type="float" office:value="233.59" table:style-name="ce5">
            <text:p>233,59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51 <text:s/>Сосиски Баварские, ВЕС. <text:s/>ПОКОМ, кг</text:p>
          </table:table-cell>
          <table:table-cell table:style-name="ce5"/>
          <table:table-cell office:value-type="float" office:value="212.81" table:style-name="ce5">
            <text:p>212,81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4">
            <text:p><text:s/>257 <text:s/>Сосиски Молочные оригинальные ТМ Особый рецепт, ВЕС. <text:s text:c="2"/>ПОКОМ, кг</text:p>
          </table:table-cell>
          <table:table-cell table:style-name="ce5"/>
          <table:table-cell office:value-type="float" office:value="190.33" table:style-name="ce5">
            <text:p>190,3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50" table:style-name="ce5">
            <text:p>450</text:p>
          </table:table-cell>
          <table:table-cell office:value-type="float" office:value="182.31" table:style-name="ce5">
            <text:p>182,31</text:p>
          </table:table-cell>
          <table:table-cell office:value-type="float" office:value="1" table:style-name="ce1">
            <text:p>1</text:p>
          </table:table-cell>
          <table:table-cell office:value-type="float" office:value="450" table:formula="of:=[.B43]*[.D43]" table:style-name="ce1">
            <text:p>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53 <text:s/>Сосиски Ганноверские <text:s text:c="2"/>ПОКОМ, кг</text:p>
          </table:table-cell>
          <table:table-cell office:value-type="float" office:value="400" table:style-name="ce5">
            <text:p>400</text:p>
          </table:table-cell>
          <table:table-cell office:value-type="float" office:value="208.46" table:style-name="ce5">
            <text:p>208,46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B44]*[.D44]" table:style-name="ce1">
            <text:p>4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017 <text:s/>Сосиски Вязанка Сливочные, Вязанка амицел ВЕС.ПОКОМ, кг</text:p>
          </table:table-cell>
          <table:table-cell office:value-type="float" office:value="70" table:style-name="ce5">
            <text:p>70</text:p>
          </table:table-cell>
          <table:table-cell office:value-type="float" office:value="273.16000000000003" table:style-name="ce5">
            <text:p>273,16</text:p>
          </table:table-cell>
          <table:table-cell office:value-type="float" office:value="1" table:style-name="ce1">
            <text:p>1</text:p>
          </table:table-cell>
          <table:table-cell office:value-type="float" office:value="70" table:formula="of:=[.B45]*[.D45]" table:style-name="ce1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63 <text:s/>Шпикачки Стародворские, ВЕС. <text:s/>ПОКОМ, кг</text:p>
          </table:table-cell>
          <table:table-cell office:value-type="float" office:value="20" table:style-name="ce5">
            <text:p>20</text:p>
          </table:table-cell>
          <table:table-cell office:value-type="float" office:value="259.52" table:style-name="ce5">
            <text:p>259,52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B46]*[.D46]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4">
            <text:p><text:s/>012 <text:s/>Колбаса Сервелат Столичный, Вязанка фиброуз в/у, ПОКОМ, кг</text:p>
          </table:table-cell>
          <table:table-cell table:style-name="ce5"/>
          <table:table-cell office:value-type="float" office:value="331.56" table:style-name="ce5">
            <text:p>331,5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5">
            <text:p>50</text:p>
          </table:table-cell>
          <table:table-cell office:value-type="float" office:value="210.4" table:style-name="ce5">
            <text:p>210,4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48]*[.D48]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<text:s/>250 <text:s/>Сардельки стародворские с говядиной в обол. NDX, ВЕС. ПОКОМ, кг</text:p>
          </table:table-cell>
          <table:table-cell office:value-type="float" office:value="50" table:style-name="ce5">
            <text:p>50</text:p>
          </table:table-cell>
          <table:table-cell office:value-type="float" office:value="243.7" table:style-name="ce5">
            <text:p>243,7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B49]*[.D49]" table:style-name="ce1">
            <text:p>5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5"/>
          <table:table-cell office:value-type="float" office:value="696.95" table:style-name="ce5">
            <text:p>696,9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Ветчина Вязанка с индейкой вес</text:p>
          </table:table-cell>
          <table:table-cell office:value-type="float" office:value="30" table:style-name="ce5">
            <text:p>30</text:p>
          </table:table-cell>
          <table:table-cell office:value-type="float" office:value="313.22000000000003" table:style-name="ce5">
            <text:p>313,22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[.B51]*[.D51]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5">
            <text:p>100</text:p>
          </table:table-cell>
          <table:table-cell office:value-type="float" office:value="212.77" table:style-name="ce5">
            <text:p>212,77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B52]*[.D52]" table:style-name="ce1">
            <text:p>1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2835" table:formula="of:=SUBTOTAL(9;[.E2:.E52])" table:style-name="ce7">
            <text:p>283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845" table:formula="of:=SUM([.B2:.B52])" table:style-name="ce1">
            <text:p>2845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D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7-11T08:41:39Z</dc:date>
    <meta:print-date>2023-07-11T08:40:58Z</meta:print-date>
    <meta:editing-cycles>29</meta:editing-cycles>
    <meta:editing-duration>PT35831S</meta:editing-duration>
  </office:meta>
</office:document-meta>
</file>